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14.088cm" fo:margin-top="0cm" fo:margin-bottom="0cm" table:align="center"/>
    </style:style>
    <style:style style:name="Tabela2.A" style:family="table-column">
      <style:table-column-properties style:column-width="9.696cm"/>
    </style:style>
    <style:style style:name="Tabela2.B" style:family="table-column">
      <style:table-column-properties style:column-width="0.732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0"/>
    </style:style>
    <style:style style:name="Tabela2.B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ela2.B3" style:family="table-cell">
      <style:table-cell-properties fo:background-color="#00a933" fo:padding-left="0.199cm" fo:padding-right="0.191cm" fo:padding-top="0cm" fo:padding-bottom="0cm" fo:border="0.5pt solid #000000">
        <style:background-image/>
      </style:table-cell-properties>
    </style:style>
    <style:style style:name="Tabela2.B4" style:family="table-cell">
      <style:table-cell-properties fo:background-color="transparent" fo:padding-left="0.199cm" fo:padding-right="0.191cm" fo:padding-top="0cm" fo:padding-bottom="0cm" fo:border="0.5pt solid #000000">
        <style:background-image/>
      </style:table-cell-properties>
    </style:style>
    <style:style style:name="Tabela2.E5" style:family="table-cell">
      <style:table-cell-properties fo:background-color="#00a933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E6" style:family="table-cell">
      <style:table-cell-properties fo:background-color="transparent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2.B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2.C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2.D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2.E7" style:family="table-cell">
      <style:table-cell-properties fo:background-color="transparent" fo:padding-left="0.199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G7" style:family="table-cell">
      <style:table-cell-properties fo:background-color="#00a933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4.065cm" fo:margin-top="0cm" fo:margin-bottom="0cm" table:align="center"/>
    </style:style>
    <style:style style:name="Tabela3.A" style:family="table-column">
      <style:table-column-properties style:column-width="5.094cm"/>
    </style:style>
    <style:style style:name="Tabela3.B" style:family="table-column">
      <style:table-column-properties style:column-width="8.97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9cm" fo:padding-right="0.191cm" fo:padding-top="0cm" fo:padding-bottom="0cm" fo:border="0.5pt solid #000000"/>
    </style:style>
    <style:style style:name="Tabela3.B2" style:family="table-cell" style:data-style-name="N10104">
      <style:table-cell-properties fo:padding-left="0.199cm" fo:padding-right="0.191cm" fo:padding-top="0cm" fo:padding-bottom="0cm" fo:border="0.5pt solid #000000"/>
    </style:style>
    <style:style style:name="Tabela4" style:family="table">
      <style:table-properties style:width="15cm" table:align="margins"/>
    </style:style>
    <style:style style:name="Tabela4.A" style:family="table-column">
      <style:table-column-properties style:column-width="4.022cm" style:rel-column-width="17570*"/>
    </style:style>
    <style:style style:name="Tabela4.B" style:family="table-column">
      <style:table-column-properties style:column-width="7.9cm" style:rel-column-width="34516*"/>
    </style:style>
    <style:style style:name="Tabela4.C" style:family="table-column">
      <style:table-column-properties style:column-width="3.078cm" style:rel-column-width="13449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C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text-align="justify" style:justify-single-word="false"/>
      <style:text-properties style:font-name="Liberation Sans" officeooo:rsid="00066197" officeooo:paragraph-rsid="000b3251"/>
    </style:style>
    <style:style style:name="P2" style:family="paragraph" style:parent-style-name="Heading">
      <style:paragraph-properties fo:text-align="justify" style:justify-single-word="false"/>
      <style:text-properties style:font-name="Liberation Sans" officeooo:rsid="00066197" officeooo:paragraph-rsid="00066197"/>
    </style:style>
    <style:style style:name="P3" style:family="paragraph" style:parent-style-name="Text_20_body">
      <style:paragraph-properties fo:text-align="justify" style:justify-single-word="false"/>
      <style:text-properties style:font-name="Liberation Sans" officeooo:paragraph-rsid="00078948"/>
    </style:style>
    <style:style style:name="P4" style:family="paragraph" style:parent-style-name="Text_20_body">
      <style:paragraph-properties fo:text-align="justify" style:justify-single-word="false"/>
      <style:text-properties style:font-name="Liberation Sans" officeooo:rsid="0008f416" officeooo:paragraph-rsid="00078948"/>
    </style:style>
    <style:style style:name="P5" style:family="paragraph" style:parent-style-name="Heading">
      <style:paragraph-properties fo:text-align="justify" style:justify-single-word="false"/>
      <style:text-properties style:font-name="Liberation Sans"/>
    </style:style>
    <style:style style:name="P6" style:family="paragraph" style:parent-style-name="Text_20_body">
      <style:paragraph-properties fo:text-align="justify" style:justify-single-word="false"/>
      <style:text-properties style:font-name="Liberation Sans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Liberation Sans" officeooo:rsid="00078948" officeooo:paragraph-rsid="00078948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officeooo:paragraph-rsid="00066197" style:font-name-asian="Arial" style:font-size-asian="12pt" style:font-name-complex="Arial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officeooo:rsid="000e0887" officeooo:paragraph-rsid="000e0887" style:font-name-asian="Arial" style:font-size-asian="12pt" style:font-name-complex="Arial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officeooo:rsid="00142b1f" officeooo:paragraph-rsid="00066197" style:font-name-asian="Arial" style:font-size-asian="12pt" style:font-name-complex="Arial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officeooo:rsid="000ebdd4" officeooo:paragraph-rsid="00066197" style:font-name-asian="Arial" style:font-size-asian="12pt" style:font-name-complex="Arial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officeooo:rsid="0016a076" officeooo:paragraph-rsid="00066197" style:font-name-asian="Arial" style:font-size-asian="12pt" style:font-name-complex="Arial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officeooo:rsid="00104293" officeooo:paragraph-rsid="00066197" style:font-name-asian="Arial" style:font-size-asian="12pt" style:font-name-complex="Arial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0066197" style:font-name-asian="Arial" style:font-size-asian="12pt" style:font-name-complex="Arial" style:font-size-complex="12pt"/>
    </style:style>
    <style:style style:name="P15" style:family="paragraph" style:parent-style-name="Heading">
      <style:paragraph-properties fo:text-align="justify" style:justify-single-word="false"/>
      <style:text-properties style:font-name="Liberation Sans" officeooo:paragraph-rsid="00078948"/>
    </style:style>
    <style:style style:name="P16" style:family="paragraph" style:parent-style-name="Text_20_body">
      <style:paragraph-properties fo:text-align="justify" style:justify-single-word="false"/>
      <style:text-properties style:font-name="Liberation Sans" officeooo:rsid="00078948" officeooo:paragraph-rsid="00078948"/>
    </style:style>
    <style:style style:name="P17" style:family="paragraph" style:parent-style-name="Text_20_body" style:list-style-name="L2">
      <style:paragraph-properties fo:text-align="justify" style:justify-single-word="false"/>
      <style:text-properties style:font-name="Liberation Sans" officeooo:paragraph-rsid="0008714e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officeooo:rsid="00066197" officeooo:paragraph-rsid="00066197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0e9aa8" officeooo:paragraph-rsid="000e9aa8"/>
    </style:style>
    <style:style style:name="T1" style:family="text">
      <style:text-properties officeooo:rsid="000d1c54"/>
    </style:style>
    <style:style style:name="T2" style:family="text">
      <style:text-properties fo:font-style="italic" officeooo:rsid="000b3251" style:font-style-asian="italic" style:font-style-complex="italic"/>
    </style:style>
    <style:style style:name="T3" style:family="text">
      <style:text-properties officeooo:rsid="0006c68c"/>
    </style:style>
    <style:style style:name="T4" style:family="text">
      <style:text-properties officeooo:rsid="0008f416"/>
    </style:style>
    <style:style style:name="T5" style:family="text">
      <style:text-properties officeooo:rsid="00078948"/>
    </style:style>
    <style:style style:name="T6" style:family="text">
      <style:text-properties officeooo:rsid="0008714e"/>
    </style:style>
    <style:style style:name="T7" style:family="text">
      <style:text-properties officeooo:rsid="000acae3"/>
    </style:style>
    <style:style style:name="T8" style:family="text">
      <style:text-properties officeooo:rsid="000e0887"/>
    </style:style>
    <style:style style:name="T9" style:family="text">
      <style:text-properties officeooo:rsid="00142b1f"/>
    </style:style>
    <style:style style:name="T10" style:family="text">
      <style:text-properties officeooo:rsid="0016a076"/>
    </style:style>
    <style:style style:name="T11" style:family="text">
      <style:text-properties officeooo:rsid="001445e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o de Abertura <text:span text:style-name="T1">(TAP) Sistema Hoteleiro </text:span><text:span text:style-name="T2">Hotel Green Garden</text:span></text:p>
      <text:p text:style-name="P2">Justificativa</text:p>
      <text:p text:style-name="P3"><text:span text:style-name="T3"><text:tab/>O gerenciamento atual é manual o que </text:span><text:span text:style-name="T4">pode</text:span><text:span text:style-name="T3"> gera</text:span><text:span text:style-name="T4">r</text:span><text:span text:style-name="T3"> lentidão no atendimento, além de dificultar </text:span><text:span text:style-name="T4">a</text:span><text:span text:style-name="T3"> auditoria d</text:span><text:span text:style-name="T4">e</text:span><text:span text:style-name="T3"> processos. Os clientes </text:span><text:span text:style-name="T4">realizam as reservas através </text:span><text:span text:style-name="T3">de <text:s/>contato por telefone, e-mail ou presencial</text:span><text:span text:style-name="T4">mente</text:span><text:span text:style-name="T3">, a falta de um sistema de reserva automática </text:span><text:span text:style-name="T4">pode diminuir a taxa de conversão </text:span><text:span text:style-name="T3">de clientes. </text:span></text:p>
      <text:p text:style-name="P3"><text:span text:style-name="T5"><text:tab/></text:span><text:span text:style-name="T6">A estrutura atual tem dificuldade em</text:span><text:span text:style-name="T3"> integra</text:span><text:span text:style-name="T6">r</text:span><text:span text:style-name="T3"> as áreas da empresa </text:span><text:span text:style-name="T6">des</text:span><text:span text:style-name="T4">acelera</text:span><text:span text:style-name="T6">ndo</text:span><text:span text:style-name="T3"> o </text:span><text:span text:style-name="T6">tráfego </text:span><text:span text:style-name="T3">de </text:span><text:span text:style-name="T6">informações</text:span><text:span text:style-name="T3"> entre áreas distintas, </text:span><text:span text:style-name="T6">o que acaba </text:span><text:span text:style-name="T5">afetando </text:span><text:span text:style-name="T6">negativamente </text:span><text:span text:style-name="T4">a </text:span><text:span text:style-name="T3">produtividade, </text:span><text:span text:style-name="T7">além de</text:span><text:span text:style-name="T3"> </text:span><text:span text:style-name="T6">provocar direta e/ou indiretamente baixa qualidade na </text:span><text:span text:style-name="T3">experiência </text:span><text:span text:style-name="T6">d</text:span><text:span text:style-name="T3">o cliente. </text:span></text:p>
      <text:p text:style-name="P4"><text:tab/>A abordagem manual atual pode estar impactando negativamente a capacidade da empresa de oferecer serviços de qualidade aos seus clientes, pois limita a produtividade dos seus funcionários e não implementa técnicas modernas para garantir e assegurar a qualidade da experiência do cliente.</text:p>
      <text:p text:style-name="P5">Objetivos</text:p>
      <text:p text:style-name="P3"><text:tab/>Aumentar em 15% a taxa de ocupação do hotel, alcançando uma média de 85% de ocupação até o final do segundo semestre de 2025. </text:p>
      <text:p text:style-name="P3"><text:tab/>Aumentar a pontuação de satisfação do cliente em 10% nas plataformas de avaliação online (como Booking.com e TripAdvisor), atingindo uma nota média de 9,0 até o final de 2025.</text:p>
      <text:p text:style-name="P3">Implementar um novo sistema de CRM (Gestão de Relacionamento com o Cliente) e lançar um programa de fidelidade até o primeiro semestre de 2025, com o objetivo de aumentar a taxa de retorno de clientes em 20% até o final de 2025. </text:p>
      <text:p text:style-name="P6"><text:soft-page-break/><text:tab/>Aumentar o faturamento da rede hoteleira em 25% até o final de 2025, por meio da otimização de preços e da oferta de pacotes promocionais exclusivos, gerando um aumento de receita total de pelo menos R$ 1 milhão. <text:s/></text:p>
      <text:p text:style-name="P6"><text:tab/>Apresentar três opções de pacotes de investimento (Básico, Premium e Deluxe), detalhando os custos e os retornos esperados para cada um, até o final de novembro de 2025.</text:p>
      <text:p text:style-name="P6"><text:tab/>Criar uma página de contato no site do hotel, destacada no menu principal e no rodapé, com um formulário de contato, um número de telefone e um endereço de e-mail e ter essa página no ar até o final de outubro de 2025.</text:p>
      <text:p text:style-name="P6"><text:tab/>Criar uma página de contato no site do hotel, destacada no menu principal e no rodapé, com um formulário de contato, um número de telefone e um endereço de e-mail, e ter essa página no ar até o final de outubro de 2025.</text:p>
      <text:p text:style-name="P2">Requisitos</text:p>
      <text:list text:style-name="L1">
        <text:list-item>
          <text:p text:style-name="P7">Requisitos Funcionais</text:p>
          <text:list>
            <text:list-item>
              <text:p text:style-name="P7">O sistema deve permitir a inclusão, alteração e remoção de hóspedes do hotel, contendo os campos: nome, endereço, cidade onde mora, estado, país, telefone, e-mail, documento de identificação (RG ou CPF para brasileiros e passaporte para estrangeiros), data de nascimento e nome dos pais.</text:p>
            </text:list-item>
            <text:list-item>
              <text:p text:style-name="P7">O sistema deve permitir a inclusão, alteração e remoção dos itens de consumo, classificados por diversas categorias (frigobar, restaurantes e lavanderia), com os seguintes campos: código do item, descrição e preço de venda.</text:p>
            </text:list-item>
            <text:list-item>
              <text:p text:style-name="P7">O sistema deve permitir a inclusão, alteração e remoção de funcionários do hotel com os seguintes campos: nome, endereço, cidade, estado, telefone e data de nascimento.</text:p>
            </text:list-item>
            <text:list-item>
              <text:p text:style-name="P7">O sistema deve permitir a inclusão, alteração e remoção dos tipos de acomodação oferecidos pelo hotel, com os seguintes atributos: código do tipo de acomodação, descrição do tipo de acomodação, quantidade total de unidades desse tipo de acomodação desse hotel, preço da diária, número de pessoas adultas e número de crianças, que esse tipo de acomodação comporta.</text:p>
            </text:list-item>
            <text:list-item>
              <text:p text:style-name="P7">O sistema deve permitir a inclusão, alteração e remoção das acomodações existentes no resort, com os seguintes campos: número da acomodação, andar na qual a acomodação se encontra e código do tipo de acomodação. Para cada tipo de acomodação, pode <text:soft-page-break/>existir diversas acomodações com número diferentes e localizadas em diversos andares do resort.</text:p>
            </text:list-item>
            <text:list-item>
              <text:p text:style-name="P7">O Sistema deve permitir o processamento da reserva de acomodação. Cada reserva possui os seguintes atributos: data e hora de chegada do hóspede, data e hora de saída do hóspede, identificação do hóspede principal (previamente cadastrado), tipo de acomodação desejada, nomes e idades dos acompanhantes, valor da diária, taxa de multa a ser cobrada em caso de desistência de última hora (a menos de 12 horas do início previsto de entrada), os dados do cartão de crédito do hóspede e desconto concedido (opcional). A reserva somente deve ser concretizada se existirem vagas suficientes para atendê-la. Caso contrário, deverá ser mostrada uma mensagem alertando que não há disponibilidade de acomodações para o período indicado. A remoção de reserva somente é permitida sem maiores encargos até 12 horas antes do início previsto para estadia no hotel. Após esse período, a remoção da reserva deve alertar o funcionário do hotel de que deve ser cobrada a taxa de multa estabelecida durante a reserva.</text:p>
            </text:list-item>
            <text:list-item>
              <text:p text:style-name="P7">O sistema deve permitir o processamento da entrada de hóspede no hotel, com os seguintes atributos: data e hora de chegada do hóspede, data e hora prevista para saída do hóspede, identificação do hóspede principal (previamente cadastrado), número da acomodação utilizada, nomes e idades dos acompanhantes, valor da diária, funcionário responsável pelo recebimento do hóspede e desconto concedido (opcional). Se tiver sido feita a reserva prévia da acomodação, então, durante a entrada do hóspede, informa-se seu nome e o sistema recupera automaticamente os dados da reserva, que podem ser alterados, se necessário.</text:p>
            </text:list-item>
            <text:list-item>
              <text:p text:style-name="P7">O sistema deve permitir a inclusão, alteração e remoção de consumo do hóspede. Durante a estadia no hotel, diariamente um funcionário do hotel faz a coleta de informações no frigobar para informar ao sistema os itens consumidos. Além disso, pedidos feitos ao restaurante e serviços requisitados à lavanderia são instantaneamente comunicados ao sistema. Cada consumo do hóspede possui os seguintes atributos: data do consumo, nome do funcionário responsável, número da acomodação, código dos itens consumidos, quantidades consumidas e valor unitário.</text:p>
            </text:list-item>
            <text:list-item>
              <text:p text:style-name="P7">O sistema deve permitir o processamento da saída de hóspede do hotel, com os seguintes campos: número da acomodação utilizada, data e hora de saída do hóspede, número de diárias cobradas, valor <text:soft-page-break/>de cada diária, valor dos gastos com telefonemas, e desconto concedido (opcional). O sistema deve automaticamente totalizar os gastos de consumo do hóspede, que foram previamente cadastrados, mostrando os subtotais por categoria (frigobar, restaurante e lavanderia). O sistema deve também apresentar na tela o total a pagar, que é a soma das diárias, acrescentando-se consumos e os telefonemas e subtraindo-se o desconto, se houver.</text:p>
            </text:list-item>
            <text:list-item>
              <text:p text:style-name="P7">O sistema deve permitir as seguintes opções de pagamento da estadia no hotel: </text:p>
              <text:list>
                <text:list-item>
                  <text:p text:style-name="P7">à vista (em dinheiro, cheque ou cartão de crédito).</text:p>
                </text:list-item>
                <text:list-item>
                  <text:p text:style-name="P7">faturado em 30 dias.</text:p>
                </text:list-item>
              </text:list>
            </text:list-item>
            <text:list-item>
              <text:p text:style-name="P7">O sistema deve permitir a quitação de uma fatura paga pelo hóspede, contendo as seguintes informações: número da fatura, data de vencimento, data de pagamento, valor total pago, juros e multa.</text:p>
            </text:list-item>
            <text:list-item>
              <text:p text:style-name="P7">O sistema deve permitir a impressão de uma listagem dos hóspedes que estão no hotel no momento, contendo o nome do hóspede principal, nome dos acompanhantes, data de entrada, data prevista para saída e número da acomodação.</text:p>
            </text:list-item>
            <text:list-item>
              <text:p text:style-name="P7">O sistema deve permitir a impressão de uma listagem das reservas efetuadas para a data atual, contendo o nome do hóspede principal, telefone para contato, tipo de acomodação e data prevista para saída.</text:p>
            </text:list-item>
            <text:list-item>
              <text:p text:style-name="P7">O sistema deve permitir a impressão de um comprovante de saída do hóspede, contendo o nome do hóspede, documento, datas e horários de entrada e saída, número total de diárias, valor total das diárias, valor total do consumo do hóspede, valor total dos telefonemas, valor do desconto e total a pagar. Nesse mesmo comprovante deve ser mostrada uma lista com os produtos consumidos, contendo a data do consumo, descrição do item de consumo, quantidade consumida, preço unitário e preço total. Ainda nesse comprovante deve constar a forma de pagamento e deve ser reservado um espaço para assinatura do hóspede.</text:p>
            </text:list-item>
            <text:list-item>
              <text:p text:style-name="P7">O sistema deve permitir ao hóspede imprimir um histórico de suas estadias no hotel. Para tal o hóspede deve ter sido previamente cadastrado e deve portar um código de identificação e uma senha. Esse histórico deve conter uma linha para cada estadia do hóspede, contendo as datas de entrada e saída e os totais pagos em cada ocasião.</text:p>
            </text:list-item>
            <text:list-item>
              <text:p text:style-name="P7"><text:soft-page-break/>O sistema deve permitir a consulta on-line da ocupação das acomodações num certo período. Uma acomodação está ocupada se existem hóspedes utilizando-a no momento. Uma acomodação está disponível se não está ocupada no período e o número de reservas para tal tipo de acomodação no período é inferior ao número total de acomodações existentes para tal tipo. Essa consulta deve mostrar uma linha para cada tipo de acomodação oferecida, constando, em cada uma dessas linhas, o código do tipo de acomodação, a descrição do tipo de acomodação, o número de acomodações existentes, o número de acomodações ocupadas, o número de acomodações reservadas e o número de acomodações disponíveis.</text:p>
            </text:list-item>
            <text:list-item>
              <text:p text:style-name="P7">O sistema deve permitir a impressão de um relatório resumindo o faturamento do hotel no período (por exemplo, semanal ou quinzenal), contendo, para cada dia do período, um resumo das estadias pagas nesse dia, com sete colunas: diárias, frigobar, restaurante, lavanderia, telefonemas, descontos e total.</text:p>
            </text:list-item>
            <text:list-item>
              <text:p text:style-name="P7">O sistema deve permitir a impressão diária das faturas a serem enviadas aos hóspedes que optaram pelo faturamento de suas contas. A fatura contém o nome e endereço completo do hóspede, o período de estadia, o total de diárias, o total com demais gastos, o valor do desconto, o total líquido a pagar e a data de vencimento.</text:p>
            </text:list-item>
            <text:list-item>
              <text:p text:style-name="P7">O sistema deve permitir a impressão de um relatório contendo as faturas em atraso no período (por exemplo, semanal ou quinzenal), contendo, para cada dia do período, o nome do hóspede, a data de vencimento e o valor devido pelo hóspede.</text:p>
            </text:list-item>
            <text:list-item>
              <text:p text:style-name="P7">O cliente poderá fazer uma serva on-line após o cadastro no sistema.</text:p>
            </text:list-item>
          </text:list>
        </text:list-item>
        <text:list-item>
          <text:p text:style-name="P7">Requisitos Não Funcionais</text:p>
          <text:list>
            <text:list-item>
              <text:p text:style-name="P7">Confiabilidade</text:p>
              <text:list>
                <text:list-item>
                  <text:p text:style-name="P7">O sistema deve ter capacidade para recuperar os dados perdidos da última operação que realizou em caso de falha.</text:p>
                </text:list-item>
                <text:list-item>
                  <text:p text:style-name="P7">O sistema deve fornecer facilidades para a realização de backups dos arquivos do sistema.</text:p>
                </text:list-item>
                <text:list-item>
                  <text:p text:style-name="P7">O sistema deve possuir senhas de acesso e identificação para diferentes tipos de usuários: administrador do sistema, funcionários do hotel.</text:p>
                </text:list-item>
              </text:list>
            </text:list-item>
            <text:list-item>
              <text:p text:style-name="P7">Eficiência</text:p>
              <text:list>
                <text:list-item>
                  <text:p text:style-name="P7"><text:soft-page-break/>O sistema deve responder a consultas on-line em menos de 5 segundos.</text:p>
                </text:list-item>
                <text:list-item>
                  <text:p text:style-name="P7">O sistema deve iniciar a impressão de relatórios solicitados dentro de no máximo 20 segundos após sua requisição.</text:p>
                </text:list-item>
              </text:list>
            </text:list-item>
            <text:list-item>
              <text:p text:style-name="P7">Portabilidade</text:p>
              <text:list>
                <text:list-item>
                  <text:p text:style-name="P7">O sistema deve ser executado em computadores Intel 16GHz ou superior, com sistema operacional Windows 11 ou acima.</text:p>
                </text:list-item>
                <text:list-item>
                  <text:p text:style-name="P7">O sistema deve ser capaz de armazenar os dados em base de dados Postgree ou MySql.</text:p>
                </text:list-item>
              </text:list>
            </text:list-item>
            <text:list-item>
              <text:p text:style-name="P7">Usabilidade</text:p>
              <text:list>
                <text:list-item>
                  <text:p text:style-name="P7">O sistema deve fazer uso de uma interface intuitiva para permitir a utilização por leigos.</text:p>
                </text:list-item>
              </text:list>
            </text:list-item>
          </text:list>
        </text:list-item>
      </text:list>
      <text:p text:style-name="P2">Cronograma de marcos</text:p>
      <table:table table:name="Tabela2" table:style-name="Tabela2">
        <table:table-column table:style-name="Tabela2.A"/>
        <table:table-column table:style-name="Tabela2.B" table:number-columns-repeated="6"/>
        <table:table-row table:style-name="Tabela2.1">
          <table:table-cell table:style-name="Tabela2.A1" table:number-rows-spanned="2" office:value-type="string">
            <text:p text:style-name="P8">Marcos</text:p>
          </table:table-cell>
          <table:table-cell table:style-name="Tabela2.B1" table:number-columns-spanned="4" office:value-type="string">
            <text:p text:style-name="P9">Quinzenal</text:p>
          </table:table-cell>
          <table:covered-table-cell/>
          <table:covered-table-cell/>
          <table:covered-table-cell/>
          <table:table-cell table:style-name="Tabela2.B1" office:value-type="string">
            <text:p text:style-name="P9"/>
          </table:table-cell>
          <table:table-cell table:style-name="Tabela2.A1" office:value-type="string">
            <text:p text:style-name="P9"/>
          </table:table-cell>
        </table:table-row>
        <table:table-row table:style-name="Tabela2.1">
          <table:covered-table-cell table:style-name="Tabela2.A1"/>
          <table:table-cell table:style-name="Tabela2.A1" office:value-type="string">
            <text:p text:style-name="P10">1</text:p>
          </table:table-cell>
          <table:table-cell table:style-name="Tabela2.A1" office:value-type="string">
            <text:p text:style-name="P10">2</text:p>
          </table:table-cell>
          <table:table-cell table:style-name="Tabela2.A1" office:value-type="string">
            <text:p text:style-name="P10">3</text:p>
          </table:table-cell>
          <table:table-cell table:style-name="Tabela2.B1" office:value-type="string">
            <text:p text:style-name="P10">4</text:p>
          </table:table-cell>
          <table:table-cell table:style-name="Tabela2.B1" office:value-type="string">
            <text:p text:style-name="P9">5</text:p>
          </table:table-cell>
          <table:table-cell table:style-name="Tabela2.A1" office:value-type="string">
            <text:p text:style-name="P9">6</text:p>
          </table:table-cell>
        </table:table-row>
        <table:table-row table:style-name="Tabela2.1">
          <table:table-cell table:style-name="Tabela2.A1" office:value-type="string">
            <text:p text:style-name="P11">Aprovação do termo de abertura</text:p>
          </table:table-cell>
          <table:table-cell table:style-name="Tabela2.B3" office:value-type="string">
            <text:p text:style-name="P10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A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11">Aprovação <text:span text:style-name="T8">do</text:span> Design <text:span text:style-name="T8">e Arquitetura</text:span></text:p>
          </table:table-cell>
          <table:table-cell table:style-name="Tabela2.B4" office:value-type="string">
            <text:p text:style-name="P8"/>
          </table:table-cell>
          <table:table-cell table:style-name="Tabela2.B3" office:value-type="string">
            <text:p text:style-name="P8"/>
          </table:table-cell>
          <table:table-cell table:style-name="Tabela2.B3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B1" office:value-type="string">
            <text:p text:style-name="P8"/>
          </table:table-cell>
          <table:table-cell table:style-name="Tabela2.A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11"><text:span text:style-name="T9">D</text:span>esenvolvimento <text:span text:style-name="T10">e Testes</text:span></text:p>
          </table:table-cell>
          <table:table-cell table:style-name="Tabela2.B4" office:value-type="string">
            <text:p text:style-name="P8"/>
          </table:table-cell>
          <table:table-cell table:style-name="Tabela2.B4" office:value-type="string">
            <text:p text:style-name="P8"/>
          </table:table-cell>
          <table:table-cell table:style-name="Tabela2.B4" office:value-type="string">
            <text:p text:style-name="P8"/>
          </table:table-cell>
          <table:table-cell table:style-name="Tabela2.E5" office:value-type="string">
            <text:p text:style-name="P12"/>
          </table:table-cell>
          <table:table-cell table:style-name="Tabela2.E5" office:value-type="string">
            <text:p text:style-name="P12"/>
          </table:table-cell>
          <table:table-cell table:style-name="Tabela2.B4" office:value-type="string">
            <text:p text:style-name="P12"/>
          </table:table-cell>
        </table:table-row>
        <table:table-row table:style-name="Tabela2.1">
          <table:table-cell table:style-name="Tabela2.A1" office:value-type="string">
            <text:p text:style-name="P13"><text:span text:style-name="T8">Implementação e </text:span>Lançamento <text:span text:style-name="T11">em Produção</text:span></text:p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E6" office:value-type="string">
            <text:p text:style-name="P11"/>
          </table:table-cell>
          <table:table-cell table:style-name="Tabela2.E6" office:value-type="string">
            <text:p text:style-name="P11"/>
          </table:table-cell>
          <table:table-cell table:style-name="Tabela2.B3" office:value-type="string">
            <text:p text:style-name="P11"/>
          </table:table-cell>
        </table:table-row>
        <table:table-row table:style-name="Tabela2.1">
          <table:table-cell table:style-name="Tabela2.A7" office:value-type="string">
            <text:p text:style-name="P13">Encerramento e entrega do Projeto</text:p>
          </table:table-cell>
          <table:table-cell table:style-name="Tabela2.B7" office:value-type="string">
            <text:p text:style-name="P8"/>
          </table:table-cell>
          <table:table-cell table:style-name="Tabela2.C7" office:value-type="string">
            <text:p text:style-name="P8"/>
          </table:table-cell>
          <table:table-cell table:style-name="Tabela2.D7" office:value-type="string">
            <text:p text:style-name="P8"/>
          </table:table-cell>
          <table:table-cell table:style-name="Tabela2.E7" office:value-type="string">
            <text:p text:style-name="P11"/>
          </table:table-cell>
          <table:table-cell table:style-name="Tabela2.E7" office:value-type="string">
            <text:p text:style-name="P11"/>
          </table:table-cell>
          <table:table-cell table:style-name="Tabela2.G7" office:value-type="string">
            <text:p text:style-name="P11"/>
          </table:table-cell>
        </table:table-row>
      </table:table>
      <text:p text:style-name="P2">Orçamento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8">Orçamento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8">Orçamento Preliminar:</text:p>
          </table:table-cell>
          <table:table-cell table:style-name="Tabela3.B2" office:value-type="currency" office:currency="BRL" office:value="251043.13">
            <text:p text:style-name="P14">R$ 251.043,13</text:p>
          </table:table-cell>
        </table:table-row>
      </table:table>
      <text:p text:style-name="P5">Partes interessadas</text:p>
      <text:p text:style-name="P6"><text:s text:c="4"/>• Internas</text:p>
      <text:p text:style-name="P6"><text:s text:c="8"/>◦ Gestores, Colaboradores e Funcionários</text:p>
      <text:p text:style-name="P6"><text:s text:c="8"/>◦ Executivos</text:p>
      <text:p text:style-name="P6"><text:s text:c="8"/>◦ Membros da equipe de projeto</text:p>
      <text:p text:style-name="P6"><text:s text:c="8"/>◦ Proprietários e acionistas</text:p>
      <text:p text:style-name="P6"><text:s text:c="4"/>• Externas</text:p>
      <text:p text:style-name="P6"><text:s text:c="8"/>◦ Fornecedores e Parceiros comerciais</text:p>
      <text:p text:style-name="P6"><text:s text:c="8"/>◦ Investidores</text:p>
      <text:p text:style-name="P6"><text:s text:c="8"/>◦ Órgãos reguladores</text:p>
      <text:p text:style-name="P6"><text:soft-page-break/><text:s text:c="8"/>◦ Mídia</text:p>
      <text:p text:style-name="P6"><text:s text:c="8"/>◦ Clientes</text:p>
      <text:p text:style-name="P6"><text:s text:c="8"/>◦ Concorrentes</text:p>
      <text:p text:style-name="P5">Premissas</text:p>
      <text:p text:style-name="P3"><text:tab/>A equipe de colaboradores possu<text:span text:style-name="T6">i</text:span> conhecimento básico em computadores. A empresa possui infraestrutura tecnológica para hospedar o sistema e/ou estará disposta a pagar pela implementação em Nuvem.</text:p>
      <text:p text:style-name="P15">Restrições</text:p>
      <text:p text:style-name="P16">Não foram <text:span text:style-name="T6">encontradas e/ou manifestadas.</text:span></text:p>
      <text:p text:style-name="P5">Riscos</text:p>
      <text:list text:style-name="L2">
        <text:list-item>
          <text:p text:style-name="P17">Complexidade de usabilidade do sistema. </text:p>
        </text:list-item>
        <text:list-item>
          <text:p text:style-name="P17">Custo elevado de infraestrutura.</text:p>
        </text:list-item>
        <text:list-item>
          <text:p text:style-name="P17">Rejeição por parte dos colaboradores.</text:p>
        </text:list-item>
      </text:list>
      <text:p text:style-name="P5">Aprovação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8">Papel</text:p>
          </table:table-cell>
          <table:table-cell table:style-name="Tabela4.A1" office:value-type="string">
            <text:p text:style-name="P18">Nome</text:p>
          </table:table-cell>
          <table:table-cell table:style-name="Tabela4.C1" office:value-type="string">
            <text:p text:style-name="P18">Assinatura</text:p>
          </table:table-cell>
        </table:table-row>
        <table:table-row>
          <table:table-cell table:style-name="Tabela4.A2" office:value-type="string">
            <text:p text:style-name="P18">Gerente de Projeto</text:p>
          </table:table-cell>
          <table:table-cell table:style-name="Tabela4.A2" office:value-type="string">
            <text:p text:style-name="P18">Luis Felipe Macedo dos Santos</text:p>
          </table:table-cell>
          <table:table-cell table:style-name="Tabela4.C2" office:value-type="string">
            <text:p text:style-name="P18">Luis Felipe</text:p>
          </table:table-cell>
        </table:table-row>
        <table:table-row>
          <table:table-cell table:style-name="Tabela4.A2" office:value-type="string">
            <text:p text:style-name="P18">Patrocinador</text:p>
          </table:table-cell>
          <table:table-cell table:style-name="Tabela4.A2" office:value-type="string">
            <text:p text:style-name="P19">Prefeitura do estado do Rio de Janeiro</text:p>
          </table:table-cell>
          <table:table-cell table:style-name="Tabela4.C2" office:value-type="string">
            <text:p text:style-name="P19">Eduardo Pae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6" style:family="table">
      <style:table-properties style:width="15cm" table:align="margins"/>
    </style:style>
    <style:style style:name="Tabela6.A" style:family="table-column">
      <style:table-column-properties style:column-width="4.498cm" style:rel-column-width="19651*"/>
    </style:style>
    <style:style style:name="Tabela6.B" style:family="table-column">
      <style:table-column-properties style:column-width="7.855cm" style:rel-column-width="34316*"/>
    </style:style>
    <style:style style:name="Tabela6.C" style:family="table-column">
      <style:table-column-properties style:column-width="2.648cm" style:rel-column-width="11568*"/>
    </style:style>
    <style:style style:name="Tabela6.A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Liberation Sans" officeooo:rsid="00066197" officeooo:paragraph-rsid="000b3251"/>
    </style:style>
    <style:style style:name="MP2" style:family="paragraph" style:parent-style-name="Table_20_Contents">
      <style:text-properties style:font-name="Liberation Sans" officeooo:rsid="00066197" officeooo:paragraph-rsid="000b3251"/>
    </style:style>
    <style:style style:name="MP3" style:family="paragraph" style:parent-style-name="Standard">
      <style:text-properties officeooo:paragraph-rsid="000b3251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left>
        <text:p text:style-name="Header"/>
      </style:header-left>
      <style:header-first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>
            <table:table-cell table:style-name="Tabela6.A1" table:number-columns-spanned="3" office:value-type="string">
              <text:p text:style-name="MP1">TERMO DE ABERTURA DO PROEJTO</text:p>
            </table:table-cell>
            <table:covered-table-cell/>
            <table:covered-table-cell/>
          </table:table-row>
          <table:table-row>
            <table:table-cell table:style-name="Tabela6.A2" office:value-type="string">
              <text:p text:style-name="MP2">Nome do Projeto</text:p>
            </table:table-cell>
            <table:table-cell table:style-name="Tabela6.B2" table:number-columns-spanned="2" office:value-type="string">
              <text:p text:style-name="MP2">Sistema de gerenciamento Hotel Green Garden</text:p>
            </table:table-cell>
            <table:covered-table-cell/>
          </table:table-row>
          <table:table-row>
            <table:table-cell table:style-name="Tabela6.A2" office:value-type="string">
              <text:p text:style-name="MP2">Autor</text:p>
            </table:table-cell>
            <table:table-cell table:style-name="Tabela6.A2" office:value-type="string">
              <text:p text:style-name="MP2">Luis Felipe M. dos Santos</text:p>
            </table:table-cell>
            <table:table-cell table:style-name="Tabela6.B2" office:value-type="string">
              <text:p text:style-name="MP2">10/09/2025</text:p>
            </table:table-cell>
          </table:table-row>
        </table:table>
        <text:p text:style-name="MP3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0:01:20.138765696</meta:creation-date>
    <dc:date>2025-10-07T15:32:21.232239534</dc:date>
    <meta:editing-duration>PT31M37S</meta:editing-duration>
    <meta:editing-cycles>7</meta:editing-cycles>
    <meta:generator>LibreOffice/25.2.6.2$Linux_X86_64 LibreOffice_project/520$Build-2</meta:generator>
    <meta:print-date>2025-10-07T15:25:08.693459548</meta:print-date>
    <meta:printed-by>Arquivos PDF</meta:printed-by>
    <meta:document-statistic meta:table-count="4" meta:image-count="0" meta:object-count="0" meta:page-count="7" meta:paragraph-count="105" meta:word-count="1929" meta:character-count="11959" meta:non-whitespace-character-count="10067"/>
  </office:meta>
</office:document-meta>
</file>